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08cm"/>
    </style:style>
    <style:style style:name="co19" style:family="table-column">
      <style:table-column-properties fo:break-before="auto" style:column-width="2.441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551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4" table:default-cell-style-name="ce82"/>
        <table:table-column table:style-name="co13" table:default-cell-style-name="ce82"/>
        <table:table-column table:style-name="co15" table:default-cell-style-name="ce82"/>
        <table:table-column table:style-name="co7" table:default-cell-style-name="ce100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7" table:default-cell-style-name="ce100"/>
        <table:table-column table:style-name="co20" table:default-cell-style-name="ce82"/>
        <table:table-column table:style-name="co21" table:default-cell-style-name="ce113"/>
        <table:table-column table:style-name="co22" table:default-cell-style-name="ce117"/>
        <table:table-column table:style-name="co14" table:number-columns-repeated="2" table:default-cell-style-name="ce113"/>
        <table:table-column table:style-name="co15" table:default-cell-style-name="ce113"/>
        <table:table-column table:style-name="co23" table:default-cell-style-name="ce113"/>
        <table:table-column table:style-name="co16" table:default-cell-style-name="ce45"/>
        <table:table-column table:style-name="co4" table:default-cell-style-name="ce82"/>
        <table:table-column table:style-name="co24" table:default-cell-style-name="ce82"/>
        <table:table-column table:style-name="co25" table:default-cell-style-name="ce82"/>
        <table:table-column table:style-name="co16" table:number-columns-repeated="2" table:default-cell-style-name="ce113"/>
        <table:table-column table:style-name="co10" table:default-cell-style-name="ce41"/>
        <table:table-column table:style-name="co16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</text:span><text:span text:style-name="T2">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4"/></text:span><text:span text:style-name="T2"><text:s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</text:span><text:span text:style-name="T2">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09-02-01">
            <text:p>01-Feb-09</text:p>
          </table:table-cell>
          <table:table-cell table:style-name="ce94" table:formula="of:=[.D6]" office:value-type="date" office:date-value="2009-02-01">
            <text:p>01-Feb-09</text:p>
          </table:table-cell>
          <table:covered-table-cell table:number-columns-repeated="2"/>
          <table:table-cell table:style-name="ce94" table:formula="of:=['file:///C:/Users/Antony/diy/GB%20Accounts/GB%20Accounts%202010/GB%20Accounts%20Company%202010-01-31%20(Jan10)%20OpenOffice/Financialaccounts.ods'#$Admin.$N$7]" office:value-type="date" office:date-value="2010-01-31">
            <text:p>31-Jan-10</text:p>
          </table:table-cell>
          <table:table-cell table:style-name="ce94" table:formula="of:=[.J4]" office:value-type="date" office:date-value="2010-01-31">
            <text:p>31-Jan-10</text:p>
          </table:table-cell>
          <table:covered-table-cell table:number-columns-repeated="3"/>
          <table:table-cell table:style-name="ce9" table:formula="of:=[.D6]" office:value-type="date" office:date-value="2009-02-01">
            <text:p>01-Feb-09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0-01-31">
            <text:p>31-Jan-10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0/GB%20Accounts%20Company%202010-01-31%20(Jan10)%20OpenOffice/Financialaccounts.ods'#$Admin.$L$6]" office:value-type="date" office:date-value="2009-02-01" table:number-columns-spanned="2" table:number-rows-spanned="1">
            <text:p>Sunday, February 01, 2009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0/GB%20Accounts%20Company%202010-01-31%20(Jan10)%20OpenOffice/Financialaccounts.ods'#$OpenAccounts.$G$13]-['file:///C:/Users/Antony/diy/GB%20Accounts/GB%20Accounts%202010/GB%20Accounts%20Company%202010-01-31%20(Jan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0/GB%20Accounts%20Company%202010-01-31%20(Jan10)%20OpenOffice/Financialaccounts.ods'#$OpenAccounts.$H$13]-['file:///C:/Users/Antony/diy/GB%20Accounts/GB%20Accounts%202010/GB%20Accounts%20Company%202010-01-31%20(Jan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0/GB%20Accounts%20Company%202010-01-31%20(Jan10)%20OpenOffice/Financialaccounts.ods'#$OpenAccounts.$I$13]-['file:///C:/Users/Antony/diy/GB%20Accounts/GB%20Accounts%202010/GB%20Accounts%20Company%202010-01-31%20(Jan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0/GB%20Accounts%20Company%202010-01-31%20(Jan10)%20OpenOffice/Financialaccounts.ods'#$OpenAccounts.$J$13]-['file:///C:/Users/Antony/diy/GB%20Accounts/GB%20Accounts%202010/GB%20Accounts%20Company%202010-01-31%20(Jan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0/GB%20Accounts%20Company%202010-01-31%20(Jan10)%20OpenOffice/Financialaccounts.ods'#$Admin.$E$11];['file:///C:/Users/Antony/diy/GB%20Accounts/GB%20Accounts%202010/GB%20Accounts%20Company%202010-01-31%20(Jan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0/GB%20Accounts%20Company%202010-01-31%20(Jan10)%20OpenOffice/Financialaccounts.ods'#$Admin.$E$11];['file:///C:/Users/Antony/diy/GB%20Accounts/GB%20Accounts%202010/GB%20Accounts%20Company%202010-01-31%20(Jan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0/GB%20Accounts%20Company%202010-01-31%20(Jan10)%20OpenOffice/Financialaccounts.ods'#$Admin.$E$11];['file:///C:/Users/Antony/diy/GB%20Accounts/GB%20Accounts%202010/GB%20Accounts%20Company%202010-01-31%20(Jan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0/GB%20Accounts%20Company%202010-01-31%20(Jan10)%20OpenOffice/Financialaccounts.ods'#$Admin.$E$11];['file:///C:/Users/Antony/diy/GB%20Accounts/GB%20Accounts%202010/GB%20Accounts%20Company%202010-01-31%20(Jan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0/GB%20Accounts%20Company%202010-01-31%20(Jan10)%20OpenOffice/Financialaccounts.ods'#$Admin.$E$11];['file:///C:/Users/Antony/diy/GB%20Accounts/GB%20Accounts%202010/GB%20Accounts%20Company%202010-01-31%20(Jan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0/GB%20Accounts%20Company%202010-01-31%20(Jan10)%20OpenOffice/Financialaccounts.ods'#$OpenAccounts.$K$13]-['file:///C:/Users/Antony/diy/GB%20Accounts/GB%20Accounts%202010/GB%20Accounts%20Company%202010-01-31%20(Jan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09-02-01">
            <text:p>01-Feb-09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09-02-01">
            <text:p>01-Feb-09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0-01-31">
            <text:p>31-Jan-10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K97nts%202010O97GB%20Accounts%20Company%202010-01-31%20(Jan10)%20OpenOffice/Financialaccounts.ods'#$Admin.$E$11];['file:///C:/Users/Antony/diy/GB%20Accounts/GB%20Accounts%202010/GB%20Accounts%20Company%202010-01-31%20(Jan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K97nts%202010O97GB%20Accounts%20Company%202010-01-31%20(Jan10)%20OpenOffice/Financialaccounts.ods'#$Admin.$E$11];['file:///C:/Users/Antony/diy/GB%20Accounts/GB%20Accounts%202010/GB%20Accounts%20Company%202010-01-31%20(Jan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K97nts%202010O97GB%20Accounts%20Company%202010-01-31%20(Jan10)%20OpenOffice/Financialaccounts.ods'#$Admin.$E$11];['file:///C:/Users/Antony/diy/GB%20Accounts/GB%20Accounts%202010/GB%20Accounts%20Company%202010-01-31%20(Jan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K97nts%202010O97GB%20Accounts%20Company%202010-01-31%20(Jan10)%20OpenOffice/Financialaccounts.ods'#$Admin.$E$11];['file:///C:/Users/Antony/diy/GB%20Accounts/GB%20Accounts%202010/GB%20Accounts%20Company%202010-01-31%20(Jan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K97nts%202010O97GB%20Accounts%20Company%202010-01-31%20(Jan10)%20OpenOffice/Financialaccounts.ods'#$Admin.$E$11];['file:///C:/Users/Antony/diy/GB%20Accounts/GB%20Accounts%202010/GB%20Accounts%20Company%202010-01-31%20(Jan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0/GB%20Accounts%20Company%202010-01-31%20(Jan10)%20OpenOffice/Financialaccounts.ods'#$Admin.$N$11];['file:///C:/Users/Antony/diy/GB%20Accounts/GB%20Accounts%202010/GB%20Accounts%20Company%202010-01-31%20(Jan10)%20OpenOffice/Financialaccounts.ods'#$Admin.$G$7];['file:///C:/Users/Antony/diy/GB%20Accounts/GB%20Accounts%202010/GB%20Accounts%20Company%202010-01-31%20(Jan10)%20OpenOffice/Financialaccounts.ods'#$Admin.$G$5]);['file:///C:/Users/Antony/diy/GB%20Accounts/GB%20Accounts%202010/GB%20Accounts%20Company%202010-01-31%20(Jan10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0-01-31">
            <text:p>31-Jan-10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6" table:default-cell-style-name="ce167"/>
        <table:table-column table:style-name="co16" table:default-cell-style-name="ce167"/>
        <table:table-column table:style-name="co27" table:default-cell-style-name="ce167"/>
        <table:table-column table:style-name="co32" table:default-cell-style-name="ce167"/>
        <table:table-column table:style-name="co33" table:default-cell-style-name="ce167"/>
        <table:table-column table:style-name="co16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7" table:default-cell-style-name="ce167"/>
        <table:table-column table:style-name="co37" table:default-cell-style-name="ce167"/>
        <table:table-column table:style-name="co38" table:default-cell-style-name="ce167"/>
        <table:table-column table:style-name="co16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17"/><text:s text:c="13"/>If Row 15 not zero check all Fixed Assets entered on <text:s text:c="6"/>Purchases<text:span text:style-name="T3"> and </text:span><text:span text:style-name="T3">Sales </text:span><text:span text:style-name="T3">Spreadsheets</text:span> <text:s text:c="2"/><text:s text:c="8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ntony/diy/GB%20Accounts/GB%20Accounts%202010/GB%20Accounts%20Company%202010-01-31%20(Jan10)%20OpenOffice/Purchases.ods'#$Jan10.$AI$2]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ntony/diy/GB%20Accounts/GB%20Accounts%202010/GB%20Accounts%20Company%202010-01-31%20(Jan10)%20OpenOffice/Sales.ods'#$Jan10.$AI$2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5" table:formula="of:=[.E13]-[.E11]" office:value-type="float" office:value="0">
            <text:p>0.00 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5" table:formula="of:=[.K13]-[.K11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5"/>
        <table:table-column table:style-name="co4" table:default-cell-style-name="ce140"/>
        <table:table-column table:style-name="co29" table:number-columns-repeated="2" table:default-cell-style-name="ce146"/>
        <table:table-column table:style-name="co30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31" table:default-cell-style-name="ce158"/>
        <table:table-column table:style-name="co14" table:default-cell-style-name="ce158"/>
        <table:table-column table:style-name="co29" table:default-cell-style-name="ce146"/>
        <table:table-column table:style-name="co28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1-31%20(Jan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39845">
            <text:p>39845</text:p>
          </table:table-cell>
        </table:table-row>
        <table:table-row>
          <table:table-cell table:number-columns-repeated="13"/>
          <table:table-cell table:style-name="ce38" office:value-type="float" office:value="40209">
            <text:p>40209</text:p>
          </table:table-cell>
        </table:table-row>
      </table:table>
      <table:table table:name="'file:///C:/Users/Antony/diy/GB%20Accounts/GB%20Accounts%202010/GB%20Accounts%20Company%202010-01-31%20(Jan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3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an10" table:print="false" table:style-name="ta_extref">
        <table:table-source xlink:type="simple" xlink:href="../Sales.ods" table:table-name="Jan10" table:filter-name="calc8" table:mode="copy-results-only"/>
        <table:table-column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1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1:4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1:4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1:4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1:45:01.64</dc:date>
    <meta:print-date>2007-03-03T22:52:10Z</meta:print-date>
    <meta:editing-duration>PT2M25S</meta:editing-duration>
    <meta:editing-cycles>3</meta:editing-cycles>
    <meta:document-statistic meta:table-count="3" meta:cell-count="1535" meta:object-count="0"/>
  </office:meta>
</office:document-meta>
</file>